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5"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0"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2"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3"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4"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7"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8"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29"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0"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1"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2"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3"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4"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5"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6"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7" style:family="paragraph" style:parent-style-name="Table_20_Contents">
      <style:paragraph-properties fo:text-align="center" style:justify-single-word="false"/>
      <style:text-properties fo:font-size="12pt" officeooo:rsid="0080fc15" officeooo:paragraph-rsid="0080fc15" style:font-size-asian="12pt" style:font-size-complex="12pt"/>
    </style:style>
    <style:style style:name="P38" style:family="paragraph" style:parent-style-name="Table_20_Contents">
      <style:paragraph-properties fo:text-align="justify" style:justify-single-word="false"/>
      <style:text-properties fo:font-size="12pt" style:font-size-asian="12pt" style:font-size-complex="12pt"/>
    </style:style>
    <style:style style:name="P39"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0" style:family="paragraph" style:parent-style-name="Table_20_Contents">
      <style:paragraph-properties fo:text-align="center" style:justify-single-word="false"/>
      <style:text-properties fo:font-size="12pt" officeooo:rsid="0092017d" officeooo:paragraph-rsid="0092017d" style:font-size-asian="12pt" style:font-size-complex="12pt"/>
    </style:style>
    <style:style style:name="P41"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2"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3"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4"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5"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6"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7"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8"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9"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50"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51"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2"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3"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4"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5"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6"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7"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58"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9"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60"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61"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62"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63"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64"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65"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66" style:family="paragraph" style:parent-style-name="Table_20_Contents">
      <style:paragraph-properties fo:text-align="center" style:justify-single-word="false"/>
      <style:text-properties officeooo:paragraph-rsid="007115a6"/>
    </style:style>
    <style:style style:name="P67"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0f5d70c" style:font-size-asian="18pt" style:font-style-asian="normal" style:font-weight-asian="bold" style:font-size-complex="18pt" style:font-style-complex="normal" style:font-weight-complex="bold"/>
    </style:style>
    <style:style style:name="P69"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70"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71"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72"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73"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74"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75"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76"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77"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78"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79"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80"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81"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82"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83"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84"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85" style:family="paragraph" style:parent-style-name="Table_20_Contents">
      <style:paragraph-properties fo:text-align="justify" style:justify-single-word="false"/>
      <style:text-properties fo:font-size="12pt" fo:font-style="normal" style:text-underline-style="none" fo:font-weight="bold" officeooo:rsid="0031b0f2" officeooo:paragraph-rsid="00f656ce" style:font-size-asian="12pt" style:font-style-asian="normal" style:font-weight-asian="bold" style:font-size-complex="12pt" style:font-style-complex="normal" style:font-weight-complex="bold"/>
    </style:style>
    <style:style style:name="P86" style:family="paragraph" style:parent-style-name="Table_20_Contents">
      <style:paragraph-properties fo:text-align="justify" style:justify-single-word="false"/>
      <style:text-properties fo:font-size="12pt" fo:font-style="normal" style:text-underline-style="none" fo:font-weight="bold" officeooo:rsid="0031b0f2" officeooo:paragraph-rsid="00fb164b" style:font-size-asian="12pt" style:font-style-asian="normal" style:font-weight-asian="bold" style:font-size-complex="12pt" style:font-style-complex="normal" style:font-weight-complex="bold"/>
    </style:style>
    <style:style style:name="P87" style:family="paragraph" style:parent-style-name="Table_20_Contents">
      <style:paragraph-properties fo:text-align="justify" style:justify-single-word="false"/>
      <style:text-properties fo:font-size="12pt" fo:font-style="normal" style:text-underline-style="none" fo:font-weight="bold" officeooo:rsid="0031b0f2" officeooo:paragraph-rsid="00fb6e23" style:font-size-asian="12pt" style:font-style-asian="normal" style:font-weight-asian="bold" style:font-size-complex="12pt" style:font-style-complex="normal" style:font-weight-complex="bold"/>
    </style:style>
    <style:style style:name="P88" style:family="paragraph" style:parent-style-name="Table_20_Contents">
      <style:paragraph-properties fo:text-align="justify" style:justify-single-word="false"/>
      <style:text-properties fo:font-size="12pt" fo:font-style="normal" style:text-underline-style="none" fo:font-weight="bold" officeooo:rsid="0031b0f2" officeooo:paragraph-rsid="00fe12e9" style:font-size-asian="12pt" style:font-style-asian="normal" style:font-weight-asian="bold" style:font-size-complex="12pt" style:font-style-complex="normal" style:font-weight-complex="bold"/>
    </style:style>
    <style:style style:name="P89" style:family="paragraph" style:parent-style-name="Table_20_Contents">
      <style:paragraph-properties fo:text-align="justify" style:justify-single-word="false"/>
      <style:text-properties fo:font-size="12pt" fo:font-style="normal" style:text-underline-style="none" fo:font-weight="bold" officeooo:rsid="0031b0f2" officeooo:paragraph-rsid="00ffbc65" style:font-size-asian="12pt" style:font-style-asian="normal" style:font-weight-asian="bold" style:font-size-complex="12pt" style:font-style-complex="normal" style:font-weight-complex="bold"/>
    </style:style>
    <style:style style:name="P90" style:family="paragraph" style:parent-style-name="Table_20_Contents">
      <style:paragraph-properties fo:text-align="justify" style:justify-single-word="false"/>
      <style:text-properties fo:font-size="12pt" fo:font-style="normal" style:text-underline-style="none" fo:font-weight="bold" officeooo:rsid="0031b0f2" officeooo:paragraph-rsid="01044722" style:font-size-asian="12pt" style:font-style-asian="normal" style:font-weight-asian="bold" style:font-size-complex="12pt" style:font-style-complex="normal" style:font-weight-complex="bold"/>
    </style:style>
    <style:style style:name="P91" style:family="paragraph" style:parent-style-name="Table_20_Contents">
      <style:paragraph-properties fo:text-align="center" style:justify-single-word="false"/>
      <style:text-properties fo:font-size="12pt" fo:font-style="normal" style:text-underline-style="none" fo:font-weight="bold" officeooo:rsid="0031b0f2" officeooo:paragraph-rsid="00f656ce" style:font-size-asian="12pt" style:font-style-asian="normal" style:font-weight-asian="bold" style:font-size-complex="12pt" style:font-style-complex="normal" style:font-weight-complex="bold"/>
    </style:style>
    <style:style style:name="P92" style:family="paragraph" style:parent-style-name="Table_20_Contents">
      <style:paragraph-properties fo:text-align="justify" style:justify-single-word="false"/>
      <style:text-properties fo:font-size="12pt" fo:font-style="italic" style:text-underline-style="none" fo:font-weight="normal" officeooo:rsid="00f773ca" officeooo:paragraph-rsid="00f773ca" style:font-size-asian="12pt" style:font-style-asian="italic" style:font-weight-asian="normal" style:font-size-complex="12pt" style:font-style-complex="italic" style:font-weight-complex="normal"/>
    </style:style>
    <style:style style:name="P93" style:family="paragraph" style:parent-style-name="Table_20_Contents">
      <style:paragraph-properties fo:text-align="justify" style:justify-single-word="false"/>
      <style:text-properties fo:font-size="12pt" fo:font-style="italic" style:text-underline-style="none" fo:font-weight="normal" officeooo:rsid="00f773ca" officeooo:paragraph-rsid="00fa1b12" style:font-size-asian="12pt" style:font-style-asian="italic" style:font-weight-asian="normal" style:font-size-complex="12pt" style:font-style-complex="italic" style:font-weight-complex="normal"/>
    </style:style>
    <style:style style:name="P94" style:family="paragraph" style:parent-style-name="Table_20_Contents">
      <style:paragraph-properties fo:text-align="justify" style:justify-single-word="false"/>
      <style:text-properties fo:font-size="12pt" fo:font-style="italic" style:text-underline-style="none" fo:font-weight="normal" officeooo:rsid="00f79ceb" officeooo:paragraph-rsid="00f79ceb" style:font-size-asian="12pt" style:font-style-asian="italic" style:font-weight-asian="normal" style:font-size-complex="12pt" style:font-style-complex="italic" style:font-weight-complex="normal"/>
    </style:style>
    <style:style style:name="P95" style:family="paragraph" style:parent-style-name="Table_20_Contents">
      <style:paragraph-properties fo:text-align="justify" style:justify-single-word="false"/>
      <style:text-properties fo:font-size="12pt" fo:font-style="italic" style:text-underline-style="none" fo:font-weight="normal" officeooo:rsid="00f79ceb" officeooo:paragraph-rsid="00fa1b12" style:font-size-asian="12pt" style:font-style-asian="italic" style:font-weight-asian="normal" style:font-size-complex="12pt" style:font-style-complex="italic" style:font-weight-complex="normal"/>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style:font-name="Liberation Serif1" officeooo:rsid="0072358d"/>
    </style:style>
    <style:style style:name="T10" style:family="text">
      <style:text-properties style:font-name="Liberation Serif" officeooo:rsid="0072358d"/>
    </style:style>
    <style:style style:name="T11" style:family="text">
      <style:text-properties officeooo:rsid="0076b290"/>
    </style:style>
    <style:style style:name="T12" style:family="text">
      <style:text-properties officeooo:rsid="00781c09"/>
    </style:style>
    <style:style style:name="T13" style:family="text">
      <style:text-properties officeooo:rsid="008aac8b"/>
    </style:style>
    <style:style style:name="T14" style:family="text">
      <style:text-properties officeooo:rsid="00904d11"/>
    </style:style>
    <style:style style:name="T15" style:family="text">
      <style:text-properties officeooo:rsid="009d800a"/>
    </style:style>
    <style:style style:name="T16" style:family="text">
      <style:text-properties officeooo:rsid="00a6322a"/>
    </style:style>
    <style:style style:name="T17" style:family="text">
      <style:text-properties officeooo:rsid="00a7d2a7"/>
    </style:style>
    <style:style style:name="T18" style:family="text">
      <style:text-properties officeooo:rsid="00b23d46"/>
    </style:style>
    <style:style style:name="T19" style:family="text">
      <style:text-properties officeooo:rsid="00b5ebd8"/>
    </style:style>
    <style:style style:name="T20" style:family="text">
      <style:text-properties officeooo:rsid="00b82177"/>
    </style:style>
    <style:style style:name="T21" style:family="text">
      <style:text-properties style:text-position="super 58%" officeooo:rsid="00bf0dd3"/>
    </style:style>
    <style:style style:name="T22" style:family="text">
      <style:text-properties style:text-position="super 58%" officeooo:rsid="00bff008"/>
    </style:style>
    <style:style style:name="T23" style:family="text">
      <style:text-properties style:text-position="sub 58%"/>
    </style:style>
    <style:style style:name="T24" style:family="text">
      <style:text-properties style:text-position="sub 58%" officeooo:rsid="00c74aed"/>
    </style:style>
    <style:style style:name="T25" style:family="text">
      <style:text-properties style:text-position="0% 100%"/>
    </style:style>
    <style:style style:name="T26" style:family="text">
      <style:text-properties style:text-position="0% 100%" officeooo:rsid="00c74aed"/>
    </style:style>
    <style:style style:name="T27" style:family="text">
      <style:text-properties officeooo:rsid="00ca102e"/>
    </style:style>
    <style:style style:name="T28" style:family="text">
      <style:text-properties officeooo:rsid="00d4be2b"/>
    </style:style>
    <style:style style:name="T29" style:family="text">
      <style:text-properties officeooo:rsid="00dcffd5"/>
    </style:style>
    <style:style style:name="T30" style:family="text">
      <style:text-properties officeooo:rsid="00e6bd87"/>
    </style:style>
    <style:style style:name="T31" style:family="text">
      <style:text-properties officeooo:rsid="00e721af"/>
    </style:style>
    <style:style style:name="T32" style:family="text">
      <style:text-properties officeooo:rsid="00f656ce"/>
    </style:style>
    <style:style style:name="T33" style:family="text">
      <style:text-properties officeooo:rsid="00fb164b"/>
    </style:style>
    <style:style style:name="T34" style:family="text">
      <style:text-properties officeooo:rsid="00fb6e23"/>
    </style:style>
    <style:style style:name="T35" style:family="text">
      <style:text-properties officeooo:rsid="00fd86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5"/>
          </table:table-cell>
          <table:table-cell table:style-name="Table1.A1" office:value-type="string">
            <text:p text:style-name="P14">Exploring urban ROI through analysis of online map search queries <text:span text:style-name="T1">(2018)</text:span></text:p>
          </table:table-cell>
          <table:table-cell table:style-name="Table1.A1" office:value-type="string">
            <text:p text:style-name="P15"><text:span text:style-name="T3">D</text:span>ensity-based place clustering using geo-social Network data <text:span text:style-name="T1">(2018)</text:span></text:p>
          </table:table-cell>
          <table:table-cell table:style-name="Table1.A1" office:value-type="string">
            <text:p text:style-name="P14">Skygraph- retreiving ROI using skyline subgraph queries <text:span text:style-name="T1">(2017)</text:span></text:p>
            <text:p text:style-name="P14"/>
          </table:table-cell>
          <table:table-cell table:style-name="Table1.A1" office:value-type="string">
            <text:p text:style-name="P20"><text:span text:style-name="T4">G</text:span>eoScop: A scalable approach to Geo-social Clustering of places <text:span text:style-name="T2">(2015)</text:span></text:p>
          </table:table-cell>
          <table:table-cell table:style-name="Table1.A1" office:value-type="string">
            <text:p text:style-name="P14">Retreiving ROI for user exploration <text:span text:style-name="T2">(2014)</text:span></text:p>
          </table:table-cell>
          <table:table-cell table:style-name="Table1.G1" office:value-type="string">
            <text:p text:style-name="P14">Segmentation of urban areas using road networks. <text:span text:style-name="T1">(2012)</text:span></text:p>
          </table:table-cell>
        </table:table-row>
        <table:table-row>
          <table:table-cell table:style-name="Table1.A2" office:value-type="string">
            <text:p text:style-name="P22">Spatial Aspect</text:p>
          </table:table-cell>
          <table:table-cell table:style-name="Table1.A2" office:value-type="string">
            <text:p text:style-name="P59"/>
            <text:p text:style-name="P59"></text:p>
          </table:table-cell>
          <table:table-cell table:style-name="Table1.A2" office:value-type="string">
            <text:p text:style-name="P60"/>
            <text:p text:style-name="P60"></text:p>
          </table:table-cell>
          <table:table-cell table:style-name="Table1.A2" office:value-type="string">
            <text:p text:style-name="P25"/>
            <text:p text:style-name="P61"></text:p>
          </table:table-cell>
          <table:table-cell table:style-name="Table1.A2" office:value-type="string">
            <text:p text:style-name="P25"/>
            <text:p text:style-name="P62"></text:p>
          </table:table-cell>
          <table:table-cell table:style-name="Table1.A2" office:value-type="string">
            <text:p text:style-name="P63"/>
            <text:p text:style-name="P63"></text:p>
          </table:table-cell>
          <table:table-cell table:style-name="Table1.G2" office:value-type="string">
            <text:p text:style-name="P64"/>
            <text:p text:style-name="P64"></text:p>
          </table:table-cell>
        </table:table-row>
        <table:table-row>
          <table:table-cell table:style-name="Table1.A2" office:value-type="string">
            <text:p text:style-name="P22">Temporal Aspect</text:p>
          </table:table-cell>
          <table:table-cell table:style-name="Table1.A2" office:value-type="string">
            <text:p text:style-name="P25"/>
            <text:p text:style-name="P59"></text:p>
          </table:table-cell>
          <table:table-cell table:style-name="Table1.A2" office:value-type="string">
            <text:p text:style-name="P25"/>
            <text:p text:style-name="P60"></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2">Social Aspect</text:p>
          </table:table-cell>
          <table:table-cell table:style-name="Table1.A2" office:value-type="string">
            <text:p text:style-name="P25"/>
          </table:table-cell>
          <table:table-cell table:style-name="Table1.A2" office:value-type="string">
            <text:p text:style-name="P25"/>
            <text:p text:style-name="P65"></text:p>
          </table:table-cell>
          <table:table-cell table:style-name="Table1.A2" office:value-type="string">
            <text:p text:style-name="P25"/>
          </table:table-cell>
          <table:table-cell table:style-name="Table1.A2" office:value-type="string">
            <text:p text:style-name="P25"/>
            <text:p text:style-name="P62"></text:p>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3"><text:span text:style-name="T5">Spatial </text:span>Distance Measure</text:p>
          </table:table-cell>
          <table:table-cell table:style-name="Table1.A2" office:value-type="string">
            <text:p text:style-name="P56">PageRank <text:span text:style-name="T27">and Heat value</text:span></text:p>
          </table:table-cell>
          <table:table-cell table:style-name="Table1.A2" office:value-type="string">
            <text:p text:style-name="P31">Euclidean Distance</text:p>
          </table:table-cell>
          <table:table-cell table:style-name="Table1.A2" office:value-type="string">
            <text:p text:style-name="P45">Ratio of shortest path <text:span text:style-name="T15">in network graph</text:span> <text:s/>and total coverage of query keywords.</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30">Social Distance Measure</text:p>
          </table:table-cell>
          <table:table-cell table:style-name="Table1.A2" office:value-type="string">
            <text:p text:style-name="P54">N/A</text:p>
          </table:table-cell>
          <table:table-cell table:style-name="Table1.A2" office:value-type="string">
            <text:p text:style-name="P35">Depends on Visitors of the places and the frienship association between them.</text:p>
          </table:table-cell>
          <table:table-cell table:style-name="Table1.A2" office:value-type="string">
            <text:p text:style-name="P36">N/A</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ext:soft-page-break/>
        <table:table-row>
          <table:table-cell table:style-name="Table1.A2" office:value-type="string">
            <text:p text:style-name="P24"><text:span text:style-name="T16">ROI Detection</text:span> Algorithm</text:p>
          </table:table-cell>
          <table:table-cell table:style-name="Table1.A2" office:value-type="string">
            <text:p text:style-name="P54">DBSCAN</text:p>
          </table:table-cell>
          <table:table-cell table:style-name="Table1.A2" office:value-type="string">
            <text:p text:style-name="P32">Density-based Clustering Places in Geo-Social Networks (DCPGS)</text:p>
          </table:table-cell>
          <table:table-cell table:style-name="Table1.A2" office:value-type="string">
            <text:p text:style-name="P46">Approximation algorithm for finding k-skyline subgraphs called SkyGraph.</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47">Core clustering approach</text:p>
          </table:table-cell>
          <table:table-cell table:style-name="Table1.A2" office:value-type="string">
            <text:p text:style-name="P49">DBSCAN</text:p>
          </table:table-cell>
          <table:table-cell table:style-name="Table1.A2" office:value-type="string">
            <text:p text:style-name="P47">DBSCAN</text:p>
          </table:table-cell>
          <table:table-cell table:style-name="Table1.A2" office:value-type="string">
            <text:p text:style-name="P47">Agglomerative <text:span text:style-name="T17">Clustering</text:span></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6">Road network representation</text:p>
          </table:table-cell>
          <table:table-cell table:style-name="Table1.A2" office:value-type="string">
            <text:p text:style-name="P52">Urban region partition on grid basis.</text:p>
          </table:table-cell>
          <table:table-cell table:style-name="Table1.A2" office:value-type="string">
            <text:p text:style-name="P37">Set of places visited by users denoted by geographical location.</text:p>
          </table:table-cell>
          <table:table-cell table:style-name="Table1.A2" office:value-type="string">
            <text:p text:style-name="P36">Graph with nodes denoting location and edges denoting roads.</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7">Time Complexity of algorithm</text:p>
          </table:table-cell>
          <table:table-cell table:style-name="Table1.A2" office:value-type="string">
            <text:p text:style-name="P50">O(n<text:span text:style-name="T21">2</text:span>)</text:p>
          </table:table-cell>
          <table:table-cell table:style-name="Table1.A2" office:value-type="string">
            <text:p text:style-name="P40">Greater than DBSCAN due to complex geo-social distance measure.</text:p>
          </table:table-cell>
          <table:table-cell table:style-name="Table1.A2" office:value-type="string">
            <text:p text:style-name="P51">O(n<text:span text:style-name="T22">3</text:span>)</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12" office:value-type="string">
            <text:p text:style-name="P27">Input data to the system</text:p>
          </table:table-cell>
          <table:table-cell table:style-name="Table1.B12" office:value-type="string">
            <text:p text:style-name="P53">Set of online map search queries</text:p>
          </table:table-cell>
          <table:table-cell table:style-name="Table1.C12" office:value-type="string">
            <text:p text:style-name="P33"><text:span text:style-name="T6">Social network, set of places, </text:span>Check-in <text:span text:style-name="T6">of users</text:span></text:p>
          </table:table-cell>
          <table:table-cell table:style-name="Table1.D12" office:value-type="string">
            <text:p text:style-name="P43">Query keywords from user.</text:p>
          </table:table-cell>
          <table:table-cell table:style-name="Table1.E12" office:value-type="string">
            <text:p text:style-name="P25"/>
          </table:table-cell>
          <table:table-cell table:style-name="Table1.F12" office:value-type="string">
            <text:p text:style-name="P84">Query keywords, size constraint and rectangular broad region of interest.</text:p>
          </table:table-cell>
          <table:table-cell table:style-name="Table1.G12" office:value-type="string">
            <text:p text:style-name="P25"/>
          </table:table-cell>
        </table:table-row>
        <table:table-row>
          <table:table-cell table:style-name="Table1.A12" office:value-type="string">
            <text:p text:style-name="P28">Assumptions <text:span text:style-name="T7">or dependencies</text:span></text:p>
          </table:table-cell>
          <table:table-cell table:style-name="Table1.B12" office:value-type="string">
            <text:p text:style-name="P55">PR<text:span text:style-name="T23">th</text:span><text:span text:style-name="T25">,</text:span><text:span text:style-name="T23"> <text:s/></text:span><text:span text:style-name="T26">H</text:span><text:span text:style-name="T24">th</text:span><text:span text:style-name="T26">, N</text:span><text:span text:style-name="T24">th</text:span><text:span text:style-name="T26">, Msize <text:s/>&amp; grid size</text:span></text:p>
          </table:table-cell>
          <table:table-cell table:style-name="Table1.C12" office:value-type="string">
            <text:p text:style-name="P44"/>
            <text:p text:style-name="P66"><text:span text:style-name="T8">MinPts, </text:span><text:span text:style-name="T9">ε</text:span><text:span text:style-name="T10">, </text:span><text:span text:style-name="T9">ω</text:span><text:span text:style-name="T10">, </text:span><text:span text:style-name="T9">τ</text:span><text:span text:style-name="T10">, maxD</text:span></text:p>
          </table:table-cell>
          <table:table-cell table:style-name="Table1.D12" office:value-type="string">
            <text:p text:style-name="P48">Radius parameter for Partner Index</text:p>
          </table:table-cell>
          <table:table-cell table:style-name="Table1.E12" office:value-type="string">
            <text:p text:style-name="P25"/>
          </table:table-cell>
          <table:table-cell table:style-name="Table1.F12" office:value-type="string">
            <text:p text:style-name="P25"/>
          </table:table-cell>
          <table:table-cell table:style-name="Table1.G12" office:value-type="string">
            <text:p text:style-name="P25"/>
          </table:table-cell>
        </table:table-row>
        <table:table-row>
          <table:table-cell table:style-name="Table1.A13" office:value-type="string">
            <text:p text:style-name="P29">Quality of ROI</text:p>
          </table:table-cell>
          <table:table-cell table:style-name="Table1.B13" office:value-type="string">
            <text:p text:style-name="P25"/>
          </table:table-cell>
          <table:table-cell table:style-name="Table1.C13" office:value-type="string">
            <text:p text:style-name="P34">Visualizatio<text:span text:style-name="T11">n, </text:span>social entropy <text:span text:style-name="T12">and </text:span><text:s/><text:span text:style-name="T11">community score (based on internal density &amp; conductance)</text:span></text:p>
          </table:table-cell>
          <table:table-cell table:style-name="Table1.D13" office:value-type="string">
            <text:p text:style-name="P25"/>
          </table:table-cell>
          <table:table-cell table:style-name="Table1.E13" office:value-type="string">
            <text:p text:style-name="P25"/>
          </table:table-cell>
          <table:table-cell table:style-name="Table1.F13" office:value-type="string">
            <text:p text:style-name="P25"/>
          </table:table-cell>
          <table:table-cell table:style-name="Table1.G13" office:value-type="string">
            <text:p text:style-name="P25"/>
          </table:table-cell>
        </table:table-row>
        <table:table-row>
          <table:table-cell table:style-name="Table1.A14" office:value-type="string">
            <text:p text:style-name="P41">Scalability</text:p>
          </table:table-cell>
          <table:table-cell table:style-name="Table1.B14" office:value-type="string">
            <text:p text:style-name="P58">Scalable <text:span text:style-name="T30">because</text:span> number of grids &lt; <text:soft-page-break/>number of POI loactions</text:p>
          </table:table-cell>
          <table:table-cell table:style-name="Table1.C14" office:value-type="string">
            <text:p text:style-name="P41">N/A</text:p>
          </table:table-cell>
          <table:table-cell table:style-name="Table1.D14" office:value-type="string">
            <text:p text:style-name="P42">Structured index called Partner Index. </text:p>
          </table:table-cell>
          <table:table-cell table:style-name="Table1.E14" office:value-type="string">
            <text:p text:style-name="P25"/>
          </table:table-cell>
          <table:table-cell table:style-name="Table1.F14" office:value-type="string">
            <text:p text:style-name="P25"/>
          </table:table-cell>
          <table:table-cell table:style-name="Table1.G14" office:value-type="string">
            <text:p text:style-name="P25"/>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8"/>
          </table:table-cell>
          <table:table-cell table:style-name="Table2.A1" office:value-type="string">
            <text:p text:style-name="P39">ADVANTAGES</text:p>
          </table:table-cell>
          <table:table-cell table:style-name="Table2.C1" office:value-type="string">
            <text:p text:style-name="P57">LIMITATIONS</text:p>
          </table:table-cell>
        </table:table-row>
        <table:table-row>
          <table:table-cell table:style-name="Table2.A2" office:value-type="string">
            <text:p text:style-name="P16">Exploring urban ROI through analysis of online map search queries <text:span text:style-name="T1">(2018)</text:span></text:p>
          </table:table-cell>
          <table:table-cell table:style-name="Table2.A2" office:value-type="string">
            <text:list xml:id="list2697519269" text:style-name="L1">
              <text:list-item>
                <text:p text:style-name="P69">Online map search queries is a very <text:span text:style-name="T28">profuse dataset to determine PageRank.</text:span></text:p>
              </text:list-item>
              <text:list-item>
                <text:p text:style-name="P70">ROI profiling provides an informative reason behind the popularity of an ROI. </text:p>
              </text:list-item>
            </text:list>
          </table:table-cell>
          <table:table-cell table:style-name="Table2.C2" office:value-type="string">
            <text:list xml:id="list144121516205282" text:continue-numbering="true" text:style-name="L1">
              <text:list-item>
                <text:p text:style-name="P71">Shape of ROI detected is limited to <text:span text:style-name="T31">horizontal and vertical boundries.</text:span></text:p>
              </text:list-item>
              <text:list-item>
                <text:p text:style-name="P72">5 variable depencies whose value are difficult to set.</text:p>
              </text:list-item>
              <text:list-item>
                <text:p text:style-name="P73">ROIs of different densities cannot be determined. <text:span text:style-name="T29">(OPTICS should be used instead of DBSCAN)</text:span></text:p>
              </text:list-item>
            </text:list>
          </table:table-cell>
        </table:table-row>
        <table:table-row>
          <table:table-cell table:style-name="Table2.A2" office:value-type="string">
            <text:p text:style-name="P16"><text:span text:style-name="T3">D</text:span>ensity-based place clustering using geo-social Network data <text:span text:style-name="T1">(2018)</text:span></text:p>
          </table:table-cell>
          <table:table-cell table:style-name="Table2.A2" office:value-type="string">
            <text:list xml:id="list144122173428957" text:continue-numbering="true" text:style-name="L1">
              <text:list-item>
                <text:p text:style-name="P74">Considers spatial, social and temporal aspects <text:span text:style-name="T13">to identify clusters</text:span>.</text:p>
              </text:list-item>
              <text:list-item>
                <text:p text:style-name="P75">Barrier/socially separated dense clusters are split.</text:p>
              </text:list-item>
              <text:list-item>
                <text:p text:style-name="P76">Allows the clusters to have fuzzy spatial boundries.</text:p>
              </text:list-item>
              <text:list-item>
                <text:p text:style-name="P75">Introduces a new &amp; efficient social distance measure.</text:p>
              </text:list-item>
            </text:list>
          </table:table-cell>
          <table:table-cell table:style-name="Table2.C2" office:value-type="string">
            <text:list xml:id="list144122798690097" text:continue-numbering="true" text:style-name="L1">
              <text:list-item>
                <text:p text:style-name="P77">Completely dependent on the check-in data for information. This information can be sparse and highly user dependent.</text:p>
              </text:list-item>
              <text:list-item>
                <text:p text:style-name="P75"><text:span text:style-name="T14">5</text:span> variable dependencies <text:span text:style-name="T14">whose values are difficult to set</text:span>.</text:p>
              </text:list-item>
            </text:list>
          </table:table-cell>
        </table:table-row>
        <table:table-row>
          <table:table-cell table:style-name="Table2.A2" office:value-type="string">
            <text:p text:style-name="P17">Skygraph- retreiving ROI using skyline subgraph queries <text:span text:style-name="T1">(2017)</text:span></text:p>
          </table:table-cell>
          <table:table-cell table:style-name="Table2.A2" office:value-type="string">
            <text:list xml:id="list144121203190382" text:continue-numbering="true" text:style-name="L1">
              <text:list-item>
                <text:p text:style-name="P78">User preference for coverage or size of ROI is not presumed. Therefor more flexible.</text:p>
              </text:list-item>
              <text:list-item>
                <text:p text:style-name="P79">Highly suitable for large road networks with many keywords.</text:p>
              </text:list-item>
              <text:list-item>
                <text:p text:style-name="P80"><text:soft-page-break/>Skygraph is 5 times faster than the <text:span text:style-name="T19">optimal NP-Hard algorithm.</text:span></text:p>
              </text:list-item>
            </text:list>
          </table:table-cell>
          <table:table-cell table:style-name="Table2.C2" office:value-type="string">
            <text:list xml:id="list144122431942490" text:continue-numbering="true" text:style-name="L1">
              <text:list-item>
                <text:p text:style-name="P81">Cannot detect overlapping clusters.</text:p>
              </text:list-item>
              <text:list-item>
                <text:p text:style-name="P82">Lesser flexibility in adding more than 2 dimensions like social distance, ratings etc. <text:span text:style-name="T20">It will increase the number </text:span><text:soft-page-break/><text:span text:style-name="T20">of skyline neighbourhoods, which is undesirable. </text:span><text:s/></text:p>
              </text:list-item>
              <text:list-item>
                <text:p text:style-name="P83">Unsuitable for small size networks <text:span text:style-name="T18">with less keywords. </text:span>(High running time) </text:p>
              </text:list-item>
            </text:list>
          </table:table-cell>
        </table:table-row>
        <table:table-row>
          <table:table-cell table:style-name="Table2.A2" office:value-type="string">
            <text:p text:style-name="P21"><text:span text:style-name="T4">G</text:span>eoScop: A scalable approach to Geo-social Clustering of places <text:span text:style-name="T2">(2015)</text:span></text:p>
          </table:table-cell>
          <table:table-cell table:style-name="Table2.A2" office:value-type="string">
            <text:p text:style-name="P38"/>
          </table:table-cell>
          <table:table-cell table:style-name="Table2.C2" office:value-type="string">
            <text:p text:style-name="P38"/>
          </table:table-cell>
        </table:table-row>
        <table:table-row>
          <table:table-cell table:style-name="Table2.A2" office:value-type="string">
            <text:p text:style-name="P18">Retreiving ROI for user exploration <text:span text:style-name="T2">(2014)</text:span></text:p>
          </table:table-cell>
          <table:table-cell table:style-name="Table2.A2" office:value-type="string">
            <text:p text:style-name="P38"/>
          </table:table-cell>
          <table:table-cell table:style-name="Table2.C2" office:value-type="string">
            <text:p text:style-name="P38"/>
          </table:table-cell>
        </table:table-row>
        <table:table-row>
          <table:table-cell table:style-name="Table2.A2" office:value-type="string">
            <text:p text:style-name="P19">Segmentation of urban areas using road networks. <text:span text:style-name="T1">(2012)</text:span></text:p>
          </table:table-cell>
          <table:table-cell table:style-name="Table2.A2" office:value-type="string">
            <text:p text:style-name="P38"/>
          </table:table-cell>
          <table:table-cell table:style-name="Table2.C2" office:value-type="string">
            <text:p text:style-name="P38"/>
          </table:table-cell>
        </table:table-row>
      </table:table>
      <text:p text:style-name="P9"/>
      <text:p text:style-name="P9"/>
      <text:p text:style-name="P9"/>
      <text:p text:style-name="P68">Summaries of papers</text:p>
      <text:p text:style-name="P91"/>
      <text:p text:style-name="P85"><text:span text:style-name="T32">1) </text:span>Exploring urban ROI through analysis of online map search queries <text:span text:style-name="T1">(2018)</text:span></text:p>
      <text:p text:style-name="P92">Objective-</text:p>
      <text:p text:style-name="P94">Methodology-</text:p>
      <text:p text:style-name="P94">Dataset Used-</text:p>
      <text:p text:style-name="P94">Limitation-</text:p>
      <text:p text:style-name="P94"/>
      <text:p text:style-name="P86"><text:span text:style-name="T33">2) D</text:span>ensity-based place clustering using geo-social Network data <text:span text:style-name="T1">(2018)</text:span></text:p>
      <text:p text:style-name="P93">Objective-</text:p>
      <text:p text:style-name="P95">Methodology-</text:p>
      <text:p text:style-name="P95">Dataset Used-</text:p>
      <text:p text:style-name="P95">Limitation-</text:p>
      <text:p text:style-name="P95"/>
      <text:p text:style-name="P87"><text:span text:style-name="T34">3) </text:span>Skygraph- retreiving ROI using skyline subgraph queries <text:span text:style-name="T1">(2017)</text:span></text:p>
      <text:p text:style-name="P93">Objective-</text:p>
      <text:p text:style-name="P95">Methodology-</text:p>
      <text:p text:style-name="P95">Dataset Used-</text:p>
      <text:p text:style-name="P95">Limitation-</text:p>
      <text:p text:style-name="P95"/>
      <text:p text:style-name="P88"><text:span text:style-name="T35">4) GeoScop: A scalable approach to Geo-social Clustering of places (2015)</text:span></text:p>
      <text:p text:style-name="P93">Objective-</text:p>
      <text:p text:style-name="P95">Methodology-</text:p>
      <text:p text:style-name="P95">Dataset Used-</text:p>
      <text:p text:style-name="P95">Limitation-</text:p>
      <text:p text:style-name="P95"/>
      <text:p text:style-name="P89"><text:span text:style-name="T35">5) </text:span>Retreiving ROI for user exploration <text:span text:style-name="T2">(2014)</text:span></text:p>
      <text:p text:style-name="P93">Objective-</text:p>
      <text:p text:style-name="P95">Methodology-</text:p>
      <text:p text:style-name="P95">Dataset Used-</text:p>
      <text:p text:style-name="P95">Limitation-</text:p>
      <text:p text:style-name="P95"/>
      <text:p text:style-name="P90"><text:span text:style-name="T35">6) </text:span>Segmentation of urban areas using road networks. <text:span text:style-name="T1">(2012)</text:span></text:p>
      <text:p text:style-name="P93"><text:soft-page-break/>Objective-</text:p>
      <text:p text:style-name="P95">Methodology-</text:p>
      <text:p text:style-name="P95">Dataset Used-</text:p>
      <text:p text:style-name="P95">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26T14:39:40.581008170</dc:date>
    <meta:editing-duration>P6DT16H55M56S</meta:editing-duration>
    <meta:editing-cycles>163</meta:editing-cycles>
    <meta:generator>LibreOffice/6.1.1.2$Linux_X86_64 LibreOffice_project/10$Build-2</meta:generator>
    <meta:print-date>2018-10-11T12:48:45.167996886</meta:print-date>
    <meta:document-statistic meta:table-count="2" meta:image-count="0" meta:object-count="0" meta:page-count="7" meta:paragraph-count="131" meta:word-count="2037" meta:character-count="13537" meta:non-whitespace-character-count="11638"/>
  </office:meta>
</office:document-meta>
</file>